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066cm" presentation:class="title" presentation:user-transformed="true">
          <draw:text-box>
            <text:p>TW audio visual Presentation-5 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60 second talk on the TW Experience Engineering Program. Its importance, how it will be implemented and managed, including a slide on the TW Apprentice Training Course.</text:p>
            <text:p/>
            <text:p>Note: that this will be shown under the CLASS Tab under Registration,Private Tuition &amp; Deployment by-lines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1:03:22</meta:creation-date>
    <dc:date>2014-03-30T11:48:51</dc:date>
    <meta:editing-duration>PT30M19S</meta:editing-duration>
    <meta:editing-cycles>5</meta:editing-cycles>
    <meta:generator>LibreOffice/3.5$Linux_X86_64 LibreOffice_project/350m1$Build-2</meta:generator>
    <meta:document-statistic meta:object-count="25"/>
  </office:meta>
</office:document-meta>
</file>